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4.78895833333333cm"/>
    </style:style>
    <style:style style:name="co7" style:family="table-column">
      <style:table-column-properties fo:break-before="auto" style:column-width="5.371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5.820833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COTS / Custom?</text:p>
          </table:table-cell>
          <table:table-cell office:value-type="string" table:style-name="ce1">
            <text:p>Number for Proto DUNE 2</text:p>
          </table:table-cell>
          <table:table-cell office:value-type="string" table:style-name="ce1">
            <text:p>Far Detector (common)</text:p>
          </table:table-cell>
          <table:table-cell office:value-type="string" table:style-name="ce1">
            <text:p>Number per SP Cavern</text:p>
          </table:table-cell>
          <table:table-cell office:value-type="string" table:style-name="ce1">
            <text:p>Spare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ime to test each module/ staff-days</text:p>
          </table:table-cell>
          <table:table-cell office:value-type="string" table:style-name="ce1">
            <text:p>Total time to test</text:p>
          </table:table-cell>
          <table:table-cell office:value-type="string" table:style-name="ce1">
            <text:p>Not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cro TCA crate.</text:p>
          </table:table-cell>
          <table:table-cell office:value-type="string" table:style-name="ce1">
            <text:p>COT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[.C2]+[.D2]+(2*[.E2])+[.F2]" table:style-name="ce1">
            <text:p>6</text:p>
          </table:table-cell>
          <table:table-cell office:value-type="float" office:value="0.2" table:style-name="ce1">
            <text:p>0.2</text:p>
          </table:table-cell>
          <table:table-cell office:value-type="float" office:value="1.2000000000000002" table:formula="of:=[.G2]*[.H2]" table:style-name="ce1">
            <text:p>1.2</text:p>
          </table:table-cell>
          <table:table-cell office:value-type="string" table:style-name="ce1">
            <text:p>Chassis, JSM, MCH, PSU, Fan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PS Discipled oscillator</text:p>
          </table:table-cell>
          <table:table-cell office:value-type="string" table:style-name="ce1">
            <text:p>COT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formula="of:=[.C3]+[.D3]+(2*[.E3])+[.F3]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0.60000000000000009" table:formula="of:=[.G3]*[.H3]" table:style-name="ce1">
            <text:p>0.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PS Interface Board (GIB)</text:p>
          </table:table-cell>
          <table:table-cell office:value-type="string" table:style-name="ce1">
            <text:p>Custom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formula="of:=[.C4]+[.D4]+(2*[.E4])+[.F4]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G4]*[.H4]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icro TCA Interface Board (MIB)</text:p>
          </table:table-cell>
          <table:table-cell office:value-type="string" table:style-name="ce1">
            <text:p>Custo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formula="of:=[.C5]+[.D5]+(2*[.E5])+[.F5]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4" table:formula="of:=[.G5]*[.H5]" table:style-name="ce1">
            <text:p>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icro TCA AMC FMC carriers</text:p>
          </table:table-cell>
          <table:table-cell office:value-type="string" table:style-name="ce1">
            <text:p>COT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6" table:formula="of:=[.C6]+[.D6]+(2*[.E6])+[.F6]" table:style-name="ce1">
            <text:p>26</text:p>
          </table:table-cell>
          <table:table-cell office:value-type="float" office:value="0.2" table:style-name="ce1">
            <text:p>0.2</text:p>
          </table:table-cell>
          <table:table-cell office:value-type="float" office:value="5.2" table:formula="of:=[.G6]*[.H6]" table:style-name="ce1">
            <text:p>5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bre Interface Board (FIB)</text:p>
          </table:table-cell>
          <table:table-cell office:value-type="string" table:style-name="ce1">
            <text:p>Custo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30" table:formula="of:=[.C7]+[.D7]+(2*[.E7])+[.F7]" table:style-name="ce1">
            <text:p>30</text:p>
          </table:table-cell>
          <table:table-cell office:value-type="float" office:value="0.1" table:style-name="ce1">
            <text:p>0.1</text:p>
          </table:table-cell>
          <table:table-cell office:value-type="float" office:value="3" table:formula="of:=[.G7]*[.H7]" table:style-name="ce1">
            <text:p>3</text:p>
          </table:table-cell>
          <table:table-cell office:value-type="string" table:style-name="ce1">
            <text:p>6 per crat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Total time to test all items</text:p>
          </table:table-cell>
          <table:table-cell office:value-type="float" office:value="28" table:formula="of:=SUM([.I2:.I7])" table:style-name="ce1">
            <text:p>28</text:p>
          </table:table-cell>
          <table:table-cell table:number-columns-repeated="16375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Total Number</text:p>
          </table:table-cell>
          <table:table-cell office:value-type="string" table:style-name="ce1">
            <text:p>Time to test each module/ staff-days</text:p>
          </table:table-cell>
          <table:table-cell office:value-type="string" table:style-name="ce1">
            <text:p>Total time to test / staff-days</text:p>
          </table:table-cell>
          <table:table-cell table:number-columns-repeated="16380"/>
        </table:table-row>
        <table:table-row table:style-name="ro1">
          <table:table-cell office:value-type="string" office:string-value="Micro TCA crate." table:formula="of:=[Sheet1.A2]" table:style-name="ce1">
            <text:p>Micro TCA crate.</text:p>
          </table:table-cell>
          <table:table-cell office:value-type="float" office:value="6" table:formula="of:=[Sheet1.G2]" table:style-name="ce1">
            <text:p>6</text:p>
          </table:table-cell>
          <table:table-cell office:value-type="float" office:value="0.2" table:formula="of:=[Sheet1.H2]" table:style-name="ce1">
            <text:p>0.2</text:p>
          </table:table-cell>
          <table:table-cell office:value-type="float" office:value="1.2000000000000002" table:formula="of:=[.B2]*[.C2]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string" office:string-value="GPS Discipled oscillator" table:formula="of:=[Sheet1.A3]" table:style-name="ce1">
            <text:p>GPS Discipled oscillator</text:p>
          </table:table-cell>
          <table:table-cell office:value-type="float" office:value="3" table:formula="of:=[Sheet1.G3]" table:style-name="ce1">
            <text:p>3</text:p>
          </table:table-cell>
          <table:table-cell office:value-type="float" office:value="0.2" table:formula="of:=[Sheet1.H3]" table:style-name="ce1">
            <text:p>0.2</text:p>
          </table:table-cell>
          <table:table-cell office:value-type="float" office:value="0.60000000000000009" table:formula="of:=[.B3]*[.C3]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string" office:string-value="GPS Interface Board (GIB)" table:formula="of:=[Sheet1.A4]" table:style-name="ce1">
            <text:p>GPS Interface Board (GIB)</text:p>
          </table:table-cell>
          <table:table-cell office:value-type="float" office:value="4" table:formula="of:=[Sheet1.G4]" table:style-name="ce1">
            <text:p>4</text:p>
          </table:table-cell>
          <table:table-cell office:value-type="float" office:value="1" table:formula="of:=[Sheet1.H4]" table:style-name="ce1">
            <text:p>1</text:p>
          </table:table-cell>
          <table:table-cell office:value-type="float" office:value="4" table:formula="of:=[.B4]*[.C4]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icro TCA Interface Board (MIB)" table:formula="of:=[Sheet1.A5]" table:style-name="ce1">
            <text:p>Micro TCA Interface Board (MIB)</text:p>
          </table:table-cell>
          <table:table-cell office:value-type="float" office:value="7" table:formula="of:=[Sheet1.G5]" table:style-name="ce1">
            <text:p>7</text:p>
          </table:table-cell>
          <table:table-cell office:value-type="float" office:value="2" table:formula="of:=[Sheet1.H5]" table:style-name="ce1">
            <text:p>2</text:p>
          </table:table-cell>
          <table:table-cell office:value-type="float" office:value="14" table:formula="of:=[.B5]*[.C5]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office:string-value="Micro TCA AMC FMC carriers" table:formula="of:=[Sheet1.A6]" table:style-name="ce1">
            <text:p>Micro TCA AMC FMC carriers</text:p>
          </table:table-cell>
          <table:table-cell office:value-type="float" office:value="26" table:formula="of:=[Sheet1.G6]" table:style-name="ce1">
            <text:p>26</text:p>
          </table:table-cell>
          <table:table-cell office:value-type="float" office:value="0.2" table:formula="of:=[Sheet1.H6]" table:style-name="ce1">
            <text:p>0.2</text:p>
          </table:table-cell>
          <table:table-cell office:value-type="float" office:value="5.2" table:formula="of:=[.B6]*[.C6]" table:style-name="ce1">
            <text:p>5.2</text:p>
          </table:table-cell>
          <table:table-cell table:number-columns-repeated="16380"/>
        </table:table-row>
        <table:table-row table:style-name="ro1">
          <table:table-cell office:value-type="string" office:string-value="Fibre Interface Board (FIB)" table:formula="of:=[Sheet1.A7]" table:style-name="ce1">
            <text:p>Fibre Interface Board (FIB)</text:p>
          </table:table-cell>
          <table:table-cell office:value-type="float" office:value="30" table:formula="of:=[Sheet1.G7]" table:style-name="ce1">
            <text:p>30</text:p>
          </table:table-cell>
          <table:table-cell office:value-type="float" office:value="0.1" table:formula="of:=[Sheet1.H7]" table:style-name="ce1">
            <text:p>0.1</text:p>
          </table:table-cell>
          <table:table-cell office:value-type="float" office:value="3" table:formula="of:=[.B7]*[.C7]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time to test (staff days)</text:p>
          </table:table-cell>
          <table:table-cell table:number-columns-repeated="2" table:style-name="ce1"/>
          <table:table-cell office:value-type="float" office:value="28" table:formula="of:=SUM([.D2:.D7])" table:style-name="ce1">
            <text:p>28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Estimated lead-time / days</text:p>
          </table:table-cell>
          <table:table-cell table:number-columns-repeated="16382"/>
        </table:table-row>
        <table:table-row table:style-name="ro1">
          <table:table-cell office:value-type="string" office:string-value="Micro TCA crate." table:formula="of:=[Sheet1.A2]" table:style-name="ce1">
            <text:p>Micro TCA crate.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office:string-value="GPS Discipled oscillator" table:formula="of:=[Sheet1.A3]" table:style-name="ce1">
            <text:p>GPS Discipled oscillator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office:string-value="GPS Interface Board (GIB)" table:formula="of:=[Sheet1.A4]" table:style-name="ce1">
            <text:p>GPS Interface Board (GIB)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office:string-value="Micro TCA Interface Board (MIB)" table:formula="of:=[Sheet1.A5]" table:style-name="ce1">
            <text:p>Micro TCA Interface Board (MIB)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office:string-value="Micro TCA AMC FMC carriers" table:formula="of:=[Sheet1.A6]" table:style-name="ce1">
            <text:p>Micro TCA AMC FMC carriers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office:string-value="Fibre Interface Board (FIB)" table:formula="of:=[Sheet1.A7]" table:style-name="ce1">
            <text:p>Fibre Interface Board (FIB)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4</meta:generator>
    <meta:initial-creator>David Cussans</meta:initial-creator>
    <dc:creator>David Cussans</dc:creator>
    <meta:creation-date>2020-06-18T09:00:08Z</meta:creation-date>
    <dc:date>2020-06-19T13:14:29Z</dc:date>
  </office:meta>
</office:document-meta>
</file>